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9a870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ba90b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ba90b" style:font-size-asian="8pt" style:font-style-asian="italic" style:font-size-complex="8pt" style:font-style-complex="italic"/>
    </style:style>
    <style:style style:name="P3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eac70" style:font-style-asian="normal" style:font-style-complex="normal"/>
    </style:style>
    <style:style style:name="P4" style:family="paragraph" style:parent-style-name="Standard">
      <style:text-properties style:font-name="Ubuntu" fo:font-size="11pt" fo:language="es" fo:country="ES" officeooo:rsid="00179c53" officeooo:paragraph-rsid="00179c53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1pt" fo:language="es" fo:country="ES" fo:font-style="normal" style:text-underline-style="none" fo:font-weight="normal" officeooo:rsid="00517001" officeooo:paragraph-rsid="00179c53" style:font-name-asian="Arial1" style:font-size-asian="11pt" style:font-style-asian="normal" style:font-weight-asian="normal" style:font-name-complex="Helvetica Neue" style:font-size-complex="11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1pt" fo:language="es" fo:country="ES" fo:font-style="italic" style:text-underline-style="none" fo:font-weight="bold" officeooo:paragraph-rsid="00160398" style:font-name-asian="Adobe Garamond Pro" style:font-size-asian="11pt" style:font-style-asian="italic" style:font-weight-asian="bold" style:font-name-complex="Adobe Garamond Pro" style:font-size-complex="11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1pt" fo:language="es" fo:country="ES" fo:font-style="italic" style:text-underline-style="none" fo:font-weight="bold" officeooo:paragraph-rsid="00179c53" style:font-name-asian="Adobe Garamond Pro" style:font-size-asian="11pt" style:font-style-asian="italic" style:font-weight-asian="bold" style:font-name-complex="Adobe Garamond Pro" style:font-size-complex="11pt" style:font-style-complex="italic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1pt" fo:language="es" fo:country="ES" fo:font-style="italic" style:text-underline-style="none" fo:font-weight="bold" officeooo:paragraph-rsid="00160398" style:font-name-asian="Adobe Garamond Pro" style:font-size-asian="11pt" style:font-style-asian="italic" style:font-weight-asian="bold" style:font-name-complex="Adobe Garamond Pro" style:font-size-complex="11pt" style:font-style-complex="italic" style:font-weight-complex="bold"/>
    </style:style>
    <style:style style:name="P9" style:family="paragraph" style:parent-style-name="Text_20_body">
      <style:text-properties style:font-name="Ubuntu" fo:font-size="11pt" fo:language="es" fo:country="ES" officeooo:paragraph-rsid="0013d468" style:font-size-asian="11pt" style:font-size-complex="11pt"/>
    </style:style>
    <style:style style:name="P10" style:family="paragraph" style:parent-style-name="Text_20_body">
      <style:paragraph-properties fo:margin-top="0.199cm" fo:margin-bottom="0.25cm" loext:contextual-spacing="false" style:writing-mode="page"/>
      <style:text-properties style:font-name="Ubuntu" fo:font-size="11pt" fo:language="es" fo:country="ES" fo:font-weight="bold" officeooo:rsid="001db7de" officeooo:paragraph-rsid="00209784" style:font-size-asian="11pt" style:font-weight-asian="bold" style:font-size-complex="11pt" style:font-weight-complex="bold"/>
    </style:style>
    <style:style style:name="P11" style:family="paragraph" style:parent-style-name="Heading_20_1">
      <style:paragraph-properties fo:text-align="center" style:justify-single-word="false"/>
      <style:text-properties style:font-name="Ubuntu" fo:font-size="12pt" fo:language="es" fo:country="ES" fo:font-weight="bold" officeooo:rsid="0026c40d" officeooo:paragraph-rsid="0026c40d" style:font-size-asian="12pt" style:font-weight-asian="bold" style:font-size-complex="12pt" style:font-weight-complex="bold"/>
    </style:style>
    <style:style style:name="P12" style:family="paragraph" style:parent-style-name="Heading_20_1">
      <style:text-properties style:font-name="Ubuntu" fo:font-size="12pt" fo:language="es" fo:country="ES" officeooo:rsid="00160398" officeooo:paragraph-rsid="00160398" style:font-size-asian="12pt" style:font-size-complex="12pt"/>
    </style:style>
    <style:style style:name="P13" style:family="paragraph" style:parent-style-name="Heading_20_1">
      <style:text-properties style:font-name="Ubuntu" fo:font-size="12pt" fo:language="es" fo:country="ES" officeooo:rsid="00160398" officeooo:paragraph-rsid="00179c53" style:font-size-asian="12pt" style:font-size-complex="12pt"/>
    </style:style>
    <style:style style:name="P14" style:family="paragraph" style:parent-style-name="Standard" style:list-style-name="L2">
      <style:text-properties style:font-name="Ubuntu" fo:font-size="11pt" fo:language="es" fo:country="ES" officeooo:rsid="00179c53" officeooo:paragraph-rsid="00179c53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Ubuntu" fo:font-size="12pt" fo:language="es" fo:country="ES" officeooo:rsid="001eccdc" officeooo:paragraph-rsid="0026c40d" style:font-size-asian="12pt" style:font-size-complex="12pt"/>
    </style:style>
    <style:style style:name="P16" style:family="paragraph" style:parent-style-name="Standard">
      <style:text-properties style:font-name="Ubuntu" fo:font-size="12pt" fo:language="es" fo:country="ES" officeooo:rsid="000ab969" officeooo:paragraph-rsid="0026c40d" style:font-size-asian="12pt" style:font-size-complex="12pt"/>
    </style:style>
    <style:style style:name="P17" style:family="paragraph" style:parent-style-name="Standard">
      <style:text-properties style:font-name="Ubuntu" fo:font-size="12pt" fo:language="es" fo:country="ES" officeooo:rsid="001d348d" officeooo:paragraph-rsid="0026c40d" style:font-size-asian="12pt" style:font-size-complex="12pt"/>
    </style:style>
    <style:style style:name="P18" style:family="paragraph" style:parent-style-name="Standard">
      <style:text-properties style:font-name="Ubuntu" fo:font-size="12pt" fo:language="es" fo:country="ES" officeooo:rsid="000ecf8a" officeooo:paragraph-rsid="0026c40d" style:font-size-asian="12pt" style:font-size-complex="12pt"/>
    </style:style>
    <style:style style:name="P19" style:family="paragraph" style:parent-style-name="Standard">
      <style:paragraph-properties fo:margin-top="0.199cm" fo:margin-bottom="0.25cm" loext:contextual-spacing="false" fo:text-align="end" style:justify-single-word="false" style:writing-mode="page"/>
      <style:text-properties style:font-name="Ubuntu" fo:font-size="12pt" fo:language="es" fo:country="ES" officeooo:rsid="000ecf8a" officeooo:paragraph-rsid="0026c40d" style:font-size-asian="12pt" style:font-size-complex="12pt"/>
    </style:style>
    <style:style style:name="P20" style:family="paragraph" style:parent-style-name="Text_20_body" style:list-style-name="L1">
      <style:text-properties style:font-name="Ubuntu" fo:font-size="11pt" fo:language="es" fo:country="ES" officeooo:rsid="001db7de" officeooo:paragraph-rsid="001db7de" style:font-size-asian="11pt" style:font-size-complex="11pt"/>
    </style:style>
    <style:style style:name="P21" style:family="paragraph" style:parent-style-name="Text_20_body">
      <style:text-properties style:font-name="Ubuntu" fo:font-size="12pt" officeooo:paragraph-rsid="0026c40d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Ubuntu" fo:font-size="11pt" fo:language="es" fo:country="ES" style:font-size-asian="11pt" style:font-size-complex="11pt"/>
    </style:style>
    <style:style style:name="P23" style:family="paragraph" style:parent-style-name="Text_20_body">
      <style:paragraph-properties fo:margin-top="0.199cm" fo:margin-bottom="0.25cm" loext:contextual-spacing="false" style:writing-mode="page"/>
      <style:text-properties style:font-name="Ubuntu" fo:font-size="11pt" fo:language="es" fo:country="ES" officeooo:paragraph-rsid="00209784" style:font-size-asian="11pt" style:font-size-complex="11pt"/>
    </style:style>
    <style:style style:name="T1" style:family="text">
      <style:text-properties officeooo:rsid="00226768"/>
    </style:style>
    <style:style style:name="T2" style:family="text">
      <style:text-properties fo:font-size="8pt" fo:language="gl" fo:country="ES" officeooo:rsid="00517001" style:font-size-asian="8pt" style:font-size-complex="8pt"/>
    </style:style>
    <style:style style:name="T3" style:family="text">
      <style:text-properties fo:font-size="8pt" fo:language="gl" fo:country="ES" officeooo:rsid="00226768" style:font-size-asian="8pt" style:font-size-complex="8pt"/>
    </style:style>
    <style:style style:name="T4" style:family="text">
      <style:text-properties fo:font-size="8pt" fo:language="gl" fo:country="ES" officeooo:rsid="001caa2c" style:font-size-asian="8pt" style:font-size-complex="8pt"/>
    </style:style>
    <style:style style:name="T5" style:family="text">
      <style:text-properties fo:font-size="8pt" fo:language="gl" fo:country="ES" officeooo:rsid="004fe7cd" style:font-size-asian="8pt" style:font-size-complex="8pt"/>
    </style:style>
    <style:style style:name="T6" style:family="text">
      <style:text-properties fo:font-size="8pt" fo:language="gl" fo:country="ES" officeooo:rsid="001ba90b" style:font-size-asian="8pt" style:font-size-complex="8pt"/>
    </style:style>
    <style:style style:name="T7" style:family="text">
      <style:text-properties fo:font-size="8pt" fo:language="gl" fo:country="ES" officeooo:rsid="0017897c" style:font-size-asian="8pt" style:font-size-complex="8pt"/>
    </style:style>
    <style:style style:name="T8" style:family="text">
      <style:text-properties fo:font-size="8pt" fo:language="gl" fo:country="ES" officeooo:rsid="0026c40d" style:font-size-asian="8pt" style:font-size-complex="8pt"/>
    </style:style>
    <style:style style:name="T9" style:family="text">
      <style:text-properties fo:font-size="8pt" fo:language="zxx" fo:country="none" officeooo:rsid="001ba90b" style:font-size-asian="8pt" style:font-size-complex="8pt"/>
    </style:style>
    <style:style style:name="T10" style:family="text">
      <style:text-properties style:font-name="Ubuntu" fo:font-size="8pt" fo:language="gl" fo:country="ES" officeooo:rsid="004fe7cd" style:font-size-asian="8pt" style:font-size-complex="8pt"/>
    </style:style>
    <style:style style:name="T11" style:family="text">
      <style:text-properties style:font-name="Ubuntu" fo:font-size="8pt" fo:language="gl" fo:country="ES" officeooo:rsid="001ba90b" style:font-size-asian="8pt" style:font-size-complex="8pt"/>
    </style:style>
    <style:style style:name="T12" style:family="text">
      <style:text-properties officeooo:rsid="001db7d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db7de" style:font-style-asian="italic" style:font-style-complex="italic"/>
    </style:style>
    <style:style style:name="T15" style:family="text">
      <style:text-properties officeooo:rsid="00160398"/>
    </style:style>
    <style:style style:name="T16" style:family="text">
      <style:text-properties officeooo:rsid="00179c53"/>
    </style:style>
    <style:style style:name="T17" style:family="text">
      <style:text-properties officeooo:rsid="00209784"/>
    </style:style>
    <style:style style:name="T18" style:family="text">
      <style:text-properties officeooo:rsid="0021ddd2"/>
    </style:style>
    <style:style style:name="T19" style:family="text">
      <style:text-properties officeooo:rsid="000ab969"/>
    </style:style>
    <style:style style:name="T20" style:family="text">
      <style:text-properties officeooo:rsid="000ecf8a"/>
    </style:style>
    <style:style style:name="T21" style:family="text">
      <style:text-properties officeooo:rsid="001244c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CARTA DE LOS ALUMNOS</text:h>
          </table:table-cell>
        </table:table-row>
      </table:table>
      <text:p text:style-name="P23"/>
      <text:p text:style-name="P23"/>
      <text:p text:style-name="P23"/>
      <text:p text:style-name="P15"><text:span text:style-name="T19">Tebra</text:span>, 1<text:span text:style-name="T19">5</text:span> de <text:span text:style-name="T19">Noviembre</text:span> de 20<text:span text:style-name="T19">17</text:span></text:p>
      <text:p text:style-name="P16"><text:tab/>Queridas familias:</text:p>
      <text:p text:style-name="P17"/>
      <text:p text:style-name="P21"><text:tab/><text:span text:style-name="T20">En el colegio estamos escribiendo nuestro primer cuento y necesitamos vuestra ayuda. Nos gustaría recoger un listado de fórmulas fijas de inicio y fin de los cuentos que conozcáis. ¿Cómo empiezan? ¿Cómo acaban? Nosotros conocemos alguna pero son todas poco originales: “Érase una vez...”, “Cuentan que me contaron...”, “...Fueron felices y comieron perdices” y la típica “...Colorín colorado este cuento se ha acabado”.</text:span></text:p>
      <text:p text:style-name="P17"/>
      <text:p text:style-name="P17"><text:tab/><text:span text:style-name="T20">¿Podéis aportarnos alguna diferente?</text:span></text:p>
      <text:p text:style-name="P17"/>
      <text:p text:style-name="P18"><text:tab/></text:p>
      <text:p text:style-name="P18"/>
      <text:p text:style-name="P18"><text:tab/><text:span text:style-name="T21">¡</text:span>Muchas gracias por vuestra colaboración!</text:p>
      <text:p text:style-name="P18"/>
      <text:p text:style-name="P18"/>
      <text:p text:style-name="P18"/>
      <text:p text:style-name="P18"/>
      <text:p text:style-name="P19">Los niños y niñas de segu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ba90b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ba90b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eac70" style:font-style-asian="normal" style:font-style-complex="normal"/>
    </style:style>
    <style:style style:name="MT1" style:family="text">
      <style:text-properties officeooo:rsid="00226768"/>
    </style:style>
    <style:style style:name="MT2" style:family="text">
      <style:text-properties fo:font-size="8pt" fo:language="gl" fo:country="ES" officeooo:rsid="00517001" style:font-size-asian="8pt" style:font-size-complex="8pt"/>
    </style:style>
    <style:style style:name="MT3" style:family="text">
      <style:text-properties fo:font-size="8pt" fo:language="gl" fo:country="ES" officeooo:rsid="0026c40d" style:font-size-asian="8pt" style:font-size-complex="8pt"/>
    </style:style>
    <style:style style:name="MT4" style:family="text">
      <style:text-properties fo:font-size="8pt" fo:language="gl" fo:country="ES" officeooo:rsid="001caa2c" style:font-size-asian="8pt" style:font-size-complex="8pt"/>
    </style:style>
    <style:style style:name="MT5" style:family="text">
      <style:text-properties fo:font-size="8pt" fo:language="gl" fo:country="ES" officeooo:rsid="004fe7cd" style:font-size-asian="8pt" style:font-size-complex="8pt"/>
    </style:style>
    <style:style style:name="MT6" style:family="text">
      <style:text-properties fo:font-size="8pt" fo:language="gl" fo:country="ES" officeooo:rsid="001ba90b" style:font-size-asian="8pt" style:font-size-complex="8pt"/>
    </style:style>
    <style:style style:name="MT7" style:family="text">
      <style:text-properties fo:font-size="8pt" fo:language="gl" fo:country="ES" officeooo:rsid="00226768" style:font-size-asian="8pt" style:font-size-complex="8pt"/>
    </style:style>
    <style:style style:name="MT8" style:family="text">
      <style:text-properties fo:font-size="8pt" fo:language="gl" fo:country="ES" officeooo:rsid="0017897c" style:font-size-asian="8pt" style:font-size-complex="8pt"/>
    </style:style>
    <style:style style:name="MT9" style:family="text">
      <style:text-properties fo:font-size="8pt" fo:language="zxx" fo:country="none" officeooo:rsid="001ba90b" style:font-size-asian="8pt" style:font-size-complex="8pt"/>
    </style:style>
    <style:style style:name="MT10" style:family="text">
      <style:text-properties style:font-name="Ubuntu" fo:font-size="8pt" fo:language="gl" fo:country="ES" officeooo:rsid="004fe7cd" style:font-size-asian="8pt" style:font-size-complex="8pt"/>
    </style:style>
    <style:style style:name="MT11" style:family="text">
      <style:text-properties style:font-name="Ubuntu" fo:font-size="8pt" fo:language="gl" fo:country="ES" officeooo:rsid="001ba90b" style:font-size-asian="8pt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11.105cm" svg:y="-0.016cm" svg:width="5.842cm" svg:height="0.843cm" draw:z-index="1"><draw:image xlink:href="Pictures/1000020100000E01000001F0FD07BEC24586D5E1.png" xlink:type="simple" xlink:show="embed" xlink:actuate="onLoad" loext:mime-type="image/png"/></draw:frame>REA <text:span text:style-name="MT1">Escribimos cuentos… ¡Por primera vez! Proyecto EDIA</text:span><text:line-break/><text:span text:style-name="MT1">Interdisciplinar. Primaria</text:span></text:p>
        <text:p text:style-name="MP1"/>
      </style:header>
      <style:footer>
        <text:p text:style-name="MP2"><draw:frame draw:style-name="Mfr2" draw:name="Imagen1" text:anchor-type="paragraph" svg:x="7.308cm" svg:y="-0.288cm" svg:width="1.633cm" svg:height="0.575cm" draw:z-index="0"><draw:image xlink:href="Pictures/10000201000000580000001F8A4C9DF059F45CD3.png" xlink:type="simple" xlink:show="embed" xlink:actuate="onLoad" loext:mime-type="image/png"/></draw:frame></text:p>
        <text:p text:style-name="MP3"><text:span text:style-name="MT2">“</text:span><text:span text:style-name="MT3">Carta de los alumnos</text:span><text:span text:style-name="MT2">” por </text:span><text:span text:style-name="MT4">Aíovai</text:span><text:span text:style-name="MT5"> para </text:span><text:span text:style-name="MT6">C</text:span><text:span text:style-name="MT7">edec</text:span><text:span text:style-name="MT6">, basado en una obra</text:span><text:span text:style-name="MT8"> para </text:span><text:span text:style-name="MT5">Xunta de Galicia, </text:span><text:span text:style-name="MT6">se encuentra bajo una </text:span><text:a xlink:type="simple" xlink:href="https://creativecommons.org/licenses/by-sa/4.0/deed.es" text:style-name="Internet_20_link" text:visited-style-name="Visited_20_Internet_20_Link"><text:span text:style-name="MT9">Licencia </text:span></text:a><text:a xlink:type="simple" xlink:href="https://creativecommons.org/licenses/by-sa/4.0/deed.es" text:style-name="Internet_20_link" text:visited-style-name="Visited_20_Internet_20_Link"><text:span text:style-name="MT5">Creative </text:span></text:a><text:a xlink:type="simple" xlink:href="https://creativecommons.org/licenses/by-sa/4.0/deed.es" text:style-name="Internet_20_link" text:visited-style-name="Visited_20_Internet_20_Link"><text:span text:style-name="MT10">Commons </text:span></text:a><text:a xlink:type="simple" xlink:href="https://creativecommons.org/licenses/by-sa/4.0/deed.es" text:style-name="Internet_20_link" text:visited-style-name="Visited_20_Internet_20_Link"><text:span text:style-name="MT11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20T10:44:06.332707136</dc:date>
    <meta:editing-duration>PT2H29M21S</meta:editing-duration>
    <meta:editing-cycles>18</meta:editing-cycles>
    <meta:generator>LibreOffice/6.0.7.3$Linux_X86_64 LibreOffice_project/00m0$Build-3</meta:generator>
    <meta:document-statistic meta:table-count="1" meta:image-count="2" meta:object-count="0" meta:page-count="1" meta:paragraph-count="10" meta:word-count="125" meta:character-count="824" meta:non-whitespace-character-count="703"/>
  </office:meta>
</office:document-meta>
</file>